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xProto Nerd Font" svg:font-family="'0xProto Nerd Font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179.89pt"/>
    </style:style>
    <style:style style:name="co3" style:family="table-column">
      <style:table-column-properties fo:break-before="auto" style:column-width="186.86pt"/>
    </style:style>
    <style:style style:name="co4" style:family="table-column">
      <style:table-column-properties fo:break-before="auto" style:column-width="64.6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57.66pt"/>
    </style:style>
    <style:style style:name="co7" style:family="table-column">
      <style:table-column-properties fo:break-before="auto" style:column-width="322.24pt"/>
    </style:style>
    <style:style style:name="co8" style:family="table-column">
      <style:table-column-properties fo:break-before="auto" style:column-width="390.3pt"/>
    </style:style>
    <style:style style:name="co9" style:family="table-column">
      <style:table-column-properties fo:break-before="auto" style:column-width="106.24pt"/>
    </style:style>
    <style:style style:name="co10" style:family="table-column">
      <style:table-column-properties fo:break-before="auto" style:column-width="47.96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a5a5a5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0xProto Nerd Font" fo:font-size="8pt" fo:font-style="normal" fo:text-shadow="none" style:text-underline-style="none" fo:font-weight="bold" style:font-size-asian="8pt" style:font-style-asian="normal" style:font-weight-asian="bold" style:font-name-complex="0xProto Nerd Font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dbdbdb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ffffff" fo:background-color="#ededed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4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ffffff" fo:background-color="#a5a5a5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0xProto Nerd Font" fo:font-size="8pt" fo:font-style="normal" fo:text-shadow="none" style:text-underline-style="none" fo:font-weight="bold" style:font-size-asian="8pt" style:font-style-asian="normal" style:font-weight-asian="bold" style:font-name-complex="0xProto Nerd Font" style:font-size-complex="8pt" style:font-style-complex="normal" style:font-weight-complex="bold"/>
    </style:style>
    <style:style style:name="ce7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8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9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0xProto Nerd Font" fo:font-size="8pt" fo:font-style="normal" fo:text-shadow="none" style:text-underline-style="none" fo:font-weight="bold" style:font-size-asian="8pt" style:font-style-asian="normal" style:font-weight-asian="bold" style:font-name-complex="0xProto Nerd Font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ffffff" fo:background-color="#a5a5a5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0xProto Nerd Font" fo:font-size="8pt" fo:font-style="normal" fo:text-shadow="none" style:text-underline-style="none" fo:font-weight="bold" style:font-size-asian="8pt" style:font-style-asian="normal" style:font-weight-asian="bold" style:font-name-complex="0xProto Nerd Font" style:font-size-complex="8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dbdbd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ffffff" fo:background-color="#ededed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ffc7c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9c0006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  <style:style style:name="ce19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0xProto Nerd Font" fo:font-size="8pt" fo:font-style="normal" fo:text-shadow="none" style:text-underline-style="none" fo:font-weight="normal" style:font-size-asian="8pt" style:font-style-asian="normal" style:font-weight-asian="normal" style:font-name-complex="0xProto Nerd Font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No #</text:p>
          </table:table-cell>
          <table:table-cell table:style-name="ce6" office:value-type="string" calcext:value-type="string">
            <text:p>Email title</text:p>
          </table:table-cell>
          <table:table-cell table:style-name="ce6" office:value-type="string" calcext:value-type="string">
            <text:p>Device Location</text:p>
          </table:table-cell>
          <table:table-cell table:style-name="ce6" office:value-type="string" calcext:value-type="string">
            <text:p>Device Model</text:p>
          </table:table-cell>
          <table:table-cell table:style-name="ce10"/>
          <table:table-cell table:style-name="ce6" office:value-type="string" calcext:value-type="string">
            <text:p>Device Serial #</text:p>
          </table:table-cell>
          <table:table-cell table:style-name="ce14" office:value-type="string" calcext:value-type="string">
            <text:p>Column1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To include meter</text:p>
          </table:table-cell>
          <table:table-cell table:style-name="ce15" office:value-type="string" calcext:value-type="string">
            <text:p>Device Email Address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1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2 Level 2 Customer Visitor Centre (CVC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60.38/" xlink:type="simple">https://172.27.60.38/</text:a></text:p>
          </table:table-cell>
          <table:table-cell table:style-name="ce7" office:value-type="string" calcext:value-type="string">
            <text:p>W792Y00912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2 Student Services (CVC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yoceracvc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2 Level 2 Customer Visitor Centre (CVC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2Y00912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2 Student Services (CVC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2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2 Student Services (SSV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://172.27.84.108/" xlink:type="simple">http://172.27.84.108/</text:a></text:p>
          </table:table-cell>
          <table:table-cell table:style-name="ce7" office:value-type="string" calcext:value-type="string">
            <text:p>W792300234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2 Student Services (SSV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B3LVL2KYOP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2 Student Services (SSV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2300234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2 Student Services (SSV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3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3 Student Development (SDV, ASC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84.64/" xlink:type="simple">https://172.27.84.64/</text:a></text:p>
          </table:table-cell>
          <table:table-cell table:style-name="ce7" office:value-type="string" calcext:value-type="string">
            <text:p>W792Y00913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3 Student Development (SDV, ASC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YOCERASDV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3 Student Development (SDV, ASC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2Y00913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3 Student Development (SDV, ASC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4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5 Library@West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84.47/" xlink:type="simple">https://172.27.84.47/</text:a></text:p>
          </table:table-cell>
          <table:table-cell table:style-name="ce7" office:value-type="string" calcext:value-type="string">
            <text:p>W792Y00901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5 Library@West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yoceraLIB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5 Library@West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2Y00901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5 Library@West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5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6 Student Care (SCR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84.83/" xlink:type="simple">https://172.27.84.83/</text:a></text:p>
          </table:table-cell>
          <table:table-cell table:style-name="ce7" office:value-type="string" calcext:value-type="string">
            <text:p>W792Y0090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6 Student Care (SCR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yoceraSCR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6 Student Care (SCR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2Y00900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6 Student Care (SCR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6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7 School of Hospitality (SOH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84.73/" xlink:type="simple">https://172.27.84.73/</text:a></text:p>
          </table:table-cell>
          <table:table-cell table:style-name="ce7" office:value-type="string" calcext:value-type="string">
            <text:p>W7F3501405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7 School of Hospitality (SOH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onicaminolta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7 School of Hospitality (SOH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501405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7 School of Hospitality (SOH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7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7 School of Hospitality (SOH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84.74/" xlink:type="simple">https://172.27.84.74/</text:a></text:p>
          </table:table-cell>
          <table:table-cell table:style-name="ce7" office:value-type="string" calcext:value-type="string">
            <text:p>W7F3501393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7 School of Hospitality (SOH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3701-p3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7 School of Hospitality (SOH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501393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7 School of Hospitality (SOH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8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7 School of Hospitality (SOH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84.90/" xlink:type="simple">https://172.27.84.90/</text:a></text:p>
          </table:table-cell>
          <table:table-cell table:style-name="ce7" office:value-type="string" calcext:value-type="string">
            <text:p>W792Y00917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7 School of Hospitality (SOH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yoceraHFS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7 School of Hospitality (SOH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2Y00917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7 School of Hospitality (SOH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09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8 College Administration Services (CAS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84.57/" xlink:type="simple">https://172.27.84.57/</text:a></text:p>
          </table:table-cell>
          <table:table-cell table:style-name="ce7" office:value-type="string" calcext:value-type="string">
            <text:p>W793601403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8 College Administration Services (CAS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3801-pc1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8 College Administration Services (CAS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3601403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8 College Administration Services (CAS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0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8 School of Engineering (FM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84.75/" xlink:type="simple">https://172.27.84.75/</text:a></text:p>
          </table:table-cell>
          <table:table-cell table:style-name="ce7" office:value-type="string" calcext:value-type="string">
            <text:p>W7F3501399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8 School of Engineering (FM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bh558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8 School of Engineering (FM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501399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8 School of Engineering (FM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1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3 Level 9 (P Office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84.77/" xlink:type="simple">https://172.27.84.77/</text:a></text:p>
          </table:table-cell>
          <table:table-cell table:style-name="ce7" office:value-type="string" calcext:value-type="string">
            <text:p>W79360133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3 Level 9 (P Offic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m_c458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3 Level 9 (P Office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3601330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3 Level 9 (P Offic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2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4 Level 4 School of Business (Lifeskills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08.45/" xlink:type="simple">https://172.27.108.45/</text:a></text:p>
          </table:table-cell>
          <table:table-cell table:style-name="ce7" office:value-type="string" calcext:value-type="string">
            <text:p>W7F3601568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4 Level 4 School of Business (Lifeskills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4410-p1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4 Level 4 School of Business (Lifeskills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68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4 Level 4 School of Business (Lifeskills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3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4 Level 5 School of Business (Trad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08.34/" xlink:type="simple">https://172.27.108.34/</text:a></text:p>
          </table:table-cell>
          <table:table-cell table:style-name="ce7" office:value-type="string" calcext:value-type="string">
            <text:p>W7F350146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4 Level 5 School of Business (Trad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4503-p1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4 Level 5 School of Business (Trad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501460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4 Level 5 School of Business (Trad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4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4 Level 5 School of Business (Trad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08.35/" xlink:type="simple">https://172.27.108.35/</text:a></text:p>
          </table:table-cell>
          <table:table-cell table:style-name="ce7" office:value-type="string" calcext:value-type="string">
            <text:p>W7F3501401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4 Level 5 School of Business (Trad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558e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4 Level 5 School of Business (Trad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501401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4 Level 5 School of Business (Trad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5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4 Level 5 School of Business (Trad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08.36/" xlink:type="simple">https://172.27.108.36/</text:a></text:p>
          </table:table-cell>
          <table:table-cell table:style-name="ce7" office:value-type="string" calcext:value-type="string">
            <text:p>W7F3501425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4 Level 5 School of Business (Trade), TASKalfa 5004i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4503-p3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4 Level 5 School of Business (Trad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501425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4 Level 5 School of Business (Trade), TASKalfa 5004i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6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5 Level 5 School of Electronics &amp; ICT (SEIT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32.41/" xlink:type="simple">https://172.27.132.41/</text:a></text:p>
          </table:table-cell>
          <table:table-cell table:style-name="ce7" office:value-type="string" calcext:value-type="string">
            <text:p>W7F3601564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5 Level 5 School of Electronics &amp; ICT (SEIT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5503-eit-p6@ite.ec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5 Level 5 School of Electronics &amp; ICT (SEIT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64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5 Level 5 School of Electronics &amp; ICT (SEIT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7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5 Level 5 School of Electronics &amp; ICT (SEIT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32.42/" xlink:type="simple">https://172.27.132.42/</text:a></text:p>
          </table:table-cell>
          <table:table-cell table:style-name="ce7" office:value-type="string" calcext:value-type="string">
            <text:p>W7F3601563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5 Level 5 School of Electronics &amp; ICT (SEIT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5503-p2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5 Level 5 School of Electronics &amp; ICT (SEIT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63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5 Level 5 School of Electronics &amp; ICT (SEIT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8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5 Level 5 School of Electronics &amp; ICT (SEIT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32.43/" xlink:type="simple">https://172.27.132.43/</text:a></text:p>
          </table:table-cell>
          <table:table-cell table:style-name="ce7" office:value-type="string" calcext:value-type="string">
            <text:p>W7F360157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5 Level 5 School of Electronics &amp; ICT (SEIT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5503-p1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5 Level 5 School of Electronics &amp; ICT (SEIT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70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5 Level 5 School of Electronics &amp; ICT (SEIT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19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5 Level 5 School of Electronics &amp; ICT (SEIT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32.44/" xlink:type="simple">https://172.27.132.44/</text:a></text:p>
          </table:table-cell>
          <table:table-cell table:style-name="ce7" office:value-type="string" calcext:value-type="string">
            <text:p>W7F3601552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5 Level 5 School of Electronics &amp; ICT (SEIT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5503-p3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5 Level 5 School of Electronics &amp; ICT (SEIT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52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5 Level 5 School of Electronics &amp; ICT (SEIT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0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5 Level 5 School of Electronics &amp; ICT (SEIT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32.45/" xlink:type="simple">https://172.27.132.45/</text:a></text:p>
          </table:table-cell>
          <table:table-cell table:style-name="ce7" office:value-type="string" calcext:value-type="string">
            <text:p>W7F3601555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5 Level 5 School of Electronics &amp; ICT (SEIT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5503-p4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5 Level 5 School of Electronics &amp; ICT (SEIT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55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5 Level 5 School of Electronics &amp; ICT (SEIT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1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5 Level 5 School of Electronics &amp; ICT (SEIT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132.49/" xlink:type="simple">https://172.27.132.49/</text:a></text:p>
          </table:table-cell>
          <table:table-cell table:style-name="ce7" office:value-type="string" calcext:value-type="string">
            <text:p>W794302146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5 Level 5 School of Electronics &amp; ICT (SEIT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yocera1533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5 Level 5 School of Electronics &amp; ICT (SEIT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4302146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5 Level 5 School of Electronics &amp; ICT (SEIT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2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3 School of Business (P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56.40/" xlink:type="simple">https://172.27.156.40/</text:a></text:p>
          </table:table-cell>
          <table:table-cell table:style-name="ce7" office:value-type="string" calcext:value-type="string">
            <text:p>W7F3601615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3 School of Business (P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6312-p1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6 Level 3 School of Business (P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615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6 Level 3 School of Business (P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3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5 School of Engineering (SOE SH Room)</text:p>
          </table:table-cell>
          <table:table-cell table:style-name="ce7" office:value-type="string" calcext:value-type="string">
            <text:p>, TASKalfa 5054ci</text:p>
          </table:table-cell>
          <table:table-cell table:style-name="ce11" office:value-type="string" calcext:value-type="string">
            <text:p><text:a xlink:href="https://172.27.156.40/" xlink:type="simple">https://172.27.156.40/</text:a></text:p>
          </table:table-cell>
          <table:table-cell table:style-name="ce7" office:value-type="string" calcext:value-type="string">
            <text:p>W793601285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5 School of Engineering (SOE SH Room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6503-p5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6 Level 5 School of Engineering (SOE SH Room)</text:p>
          </table:table-cell>
          <table:table-cell table:style-name="ce8" office:value-type="string" calcext:value-type="string">
            <text:p>TASKalfa 5054ci</text:p>
          </table:table-cell>
          <table:table-cell table:style-name="ce12"/>
          <table:table-cell table:style-name="ce8" office:value-type="string" calcext:value-type="string">
            <text:p>W793601285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6 Level 5 School of Engineering (SOE SH Room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4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5 School of Engineering (SO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56.48/" xlink:type="simple">https://172.27.156.48/</text:a></text:p>
          </table:table-cell>
          <table:table-cell table:style-name="ce7" office:value-type="string" calcext:value-type="string">
            <text:p>W7F3601558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5 School of Engineering (SO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km_bh558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6 Level 5 School of Engineering (SO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58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6 Level 5 School of Engineering (SO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5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5 School of Engineering (SO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56.49/" xlink:type="simple">https://172.27.156.49/</text:a></text:p>
          </table:table-cell>
          <table:table-cell table:style-name="ce7" office:value-type="string" calcext:value-type="string">
            <text:p>W7F370178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5 School of Engineering (SO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8" office:value-type="string" calcext:value-type="string">
            <text:p>km_558e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6 Level 5 School of Engineering (SO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701780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6 Level 5 School of Engineering (SO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6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5 School of Engineering (SO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56.50/" xlink:type="simple">https://172.27.156.50/</text:a></text:p>
          </table:table-cell>
          <table:table-cell table:style-name="ce7" office:value-type="string" calcext:value-type="string">
            <text:p>W7F3701713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5 School of Engineering (SO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6503-p1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6 Level 5 School of Engineering (SO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701713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6 Level 5 School of Engineering (SO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7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5 School of Engineering (SO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56.51/" xlink:type="simple">https://172.27.156.51/</text:a></text:p>
          </table:table-cell>
          <table:table-cell table:style-name="ce7" office:value-type="string" calcext:value-type="string">
            <text:p>W7F360155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5 School of Engineering (SO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8" office:value-type="string" calcext:value-type="string">
            <text:p>km_558e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%printer - %serial - %etheraddr - %host - %ip - Toner</text:p>
          </table:table-cell>
          <table:table-cell table:style-name="ce8" office:value-type="string" calcext:value-type="string">
            <text:p>Block 6 Level 5 School of Engineering (SOE)</text:p>
          </table:table-cell>
          <table:table-cell table:style-name="ce8" office:value-type="string" calcext:value-type="string">
            <text:p>TASKalfa 5004i</text:p>
          </table:table-cell>
          <table:table-cell table:style-name="ce12"/>
          <table:table-cell table:style-name="ce8" office:value-type="string" calcext:value-type="string">
            <text:p>W7F3601550</text:p>
          </table:table-cell>
          <table:table-cell table:style-name="ce12" office:value-type="string" calcext:value-type="string">
            <text:p>kairin_simo@ite.edu.sg; ITECW-Kyocera-Monthly@connect.ite.edu.sg</text:p>
          </table:table-cell>
          <table:table-cell table:style-name="ce8" office:value-type="string" calcext:value-type="string">
            <text:p>%printer - %serial - %etheraddr - %host - %ip - Toner - Block 6 Level 5 School of Engineering (SOE)</text:p>
          </table:table-cell>
          <table:table-cell table:style-name="ce8"/>
          <table:table-cell table:style-name="ce1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028 -</text:p>
          </table:table-cell>
          <table:table-cell table:style-name="ce7" office:value-type="string" calcext:value-type="string">
            <text:p>%printer - %serial - Counter -</text:p>
          </table:table-cell>
          <table:table-cell table:style-name="ce7" office:value-type="string" calcext:value-type="string">
            <text:p>Block 6 Level 5 School of Engineering (SOE)</text:p>
          </table:table-cell>
          <table:table-cell table:style-name="ce7" office:value-type="string" calcext:value-type="string">
            <text:p>, TASKalfa 5004i</text:p>
          </table:table-cell>
          <table:table-cell table:style-name="ce11" office:value-type="string" calcext:value-type="string">
            <text:p><text:a xlink:href="https://172.27.156.53/" xlink:type="simple">https://172.27.156.53/</text:a></text:p>
          </table:table-cell>
          <table:table-cell table:style-name="ce7" office:value-type="string" calcext:value-type="string">
            <text:p>W7F3601610</text:p>
          </table:table-cell>
          <table:table-cell table:style-name="ce12" office:value-type="string" calcext:value-type="string">
            <text:p>kairin_simo@ite.edu.sg; ITECW-Kyocera-Monthly@connect.ite.edu.sg; meter@dsg.kyocera.com</text:p>
          </table:table-cell>
          <table:table-cell table:style-name="ce7" office:value-type="string" calcext:value-type="string">
            <text:p>%printer - %serial - %etheraddr - %host - %ip - Counter - Block 6 Level 5 School of Engineering (SOE)</text:p>
          </table:table-cell>
          <table:table-cell table:style-name="ce7" office:value-type="string" calcext:value-type="string">
            <text:p>kairin_simo@ite.edu.sg; ITECW-Kyocera-Monthly@connect.ite.edu.sg; meter@dsg.kyocera.com</text:p>
          </table:table-cell>
          <table:table-cell table:style-name="ce16" office:value-type="string" calcext:value-type="string">
            <text:p>cw-6503-p6@ite.edu.sg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%printer - %serial - %etheraddr - %host - %ip - Toner</text:p>
          </table:table-cell>
          <table:table-cell table:style-name="ce9" office:value-type="string" calcext:value-type="string">
            <text:p>Block 6 Level 5 School of Engineering (SOE)</text:p>
          </table:table-cell>
          <table:table-cell table:style-name="ce9" office:value-type="string" calcext:value-type="string">
            <text:p>TASKalfa 5004i</text:p>
          </table:table-cell>
          <table:table-cell table:style-name="ce13"/>
          <table:table-cell table:style-name="ce9" office:value-type="string" calcext:value-type="string">
            <text:p>W7F3601610</text:p>
          </table:table-cell>
          <table:table-cell table:style-name="ce13" office:value-type="string" calcext:value-type="string">
            <text:p>kairin_simo@ite.edu.sg; ITECW-Kyocera-Monthly@connect.ite.edu.sg</text:p>
          </table:table-cell>
          <table:table-cell table:style-name="ce9" office:value-type="string" calcext:value-type="string">
            <text:p>%printer - %serial - %etheraddr - %host - %ip - Toner - Block 6 Level 5 School of Engineering (SOE)</text:p>
          </table:table-cell>
          <table:table-cell table:style-name="ce9"/>
          <table:table-cell table:style-name="ce19"/>
          <table:table-cell table:style-name="ce5" table:number-columns-repeated="16"/>
          <table:table-cell table:number-columns-repeated="998"/>
        </table:table-row>
        <table:table-row table:style-name="ro1" table:number-rows-repeated="943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E1:Sheet1.E1000" table:contains-header="false"/>
        <table:database-range table:name="Table_2" table:target-range-address="Sheet1.G1:Sheet1.G10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xProto Nerd Font" svg:font-family="'0xProto Nerd Font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5" meta:object-count="0"/>
    <meta:generator>LibreOfficeDev/6.0.5.2$Linux_X86_64 LibreOffice_project/</meta:generator>
  </office:meta>
</office:document-meta>
</file>